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Ranadheer</text:p>
          </table:table-cell>
          <table:table-cell table:style-name="ce5" office:value-type="string">
            <text:p>ID:MT201206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9 Design +UC10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9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0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0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9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21T17:28:11</dc:date>
    <dc:creator>Pratibind jha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224" meta:object-count="0"/>
  </office:meta>
</office:document-meta>
</file>